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31pt"/>
    </style:style>
    <style:style style:name="co3" style:family="table-column">
      <style:table-column-properties fo:break-before="auto" style:column-width="108.79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37.8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29.31pt"/>
    </style:style>
    <style:style style:name="co10" style:family="table-column">
      <style:table-column-properties fo:break-before="auto" style:column-width="25.46pt"/>
    </style:style>
    <style:style style:name="co11" style:family="table-column">
      <style:table-column-properties fo:break-before="auto" style:column-width="24.6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2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Excel_20_Built-in_20_Input" style:data-style-name="N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Excel_20_Built-in_20_Inpu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0" style:family="table-cell" style:parent-style-name="Excel_20_Built-in_20_Input" style:data-style-name="N125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2">
      <style:table-cell-properties style:diagonal-bl-tr="none" style:diagonal-tl-br="none" fo:border="none" style:rotation-align="none"/>
    </style:style>
    <style:style style:name="ce9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2">
      <style:table-cell-properties fo:border-bottom="0.74pt solid #000000" fo:border-left="none" fo:border-right="none" style:rotation-align="none" fo:border-top="none"/>
    </style:style>
    <style:style style:name="ce13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c1c1c1" style:direction="ltr" style:rotation-angle="0" style:rotation-align="none" style:shrink-to-fit="false" style:vertical-align="top" loext:vertical-justify="auto"/>
      <style:paragraph-properties fo:text-align="start" css3t:text-justify="auto" fo:margin-left="13.21pt" style:writing-mode="page"/>
      <style:text-properties fo:color="#211f1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5"/>
    <style:style style:name="ce43" style:family="table-cell" style:parent-style-name="Default">
      <style:table-cell-properties style:text-align-source="fix" style:repeat-content="false"/>
      <style:paragraph-properties fo:text-align="center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/>
    </style:style>
    <style:style style:name="ce4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48" style:family="table-cell" style:parent-style-name="Default" style:data-style-name="N2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4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/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5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55" style:family="table-cell" style:parent-style-name="Default">
      <style:table-cell-properties fo:border-bottom="0.74pt solid #000000" fo:border-left="none" fo:border-right="0.74pt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end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3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UT VOLTAGE</text:p>
          </table:table-cell>
          <table:table-cell table:style-name="ce6" office:value-type="float" office:value="240" calcext:value-type="float">
            <office:annotation draw:style-name="gr1" draw:text-style-name="P2" svg:width="110.35pt" svg:height="59.24pt" svg:x="318.33pt" svg:y="13.78pt" draw:caption-point-x="-11.54pt" draw:caption-point-y="0.28pt">
              <dc:date>2018-06-11T00:00:00</dc:date>
              <text:p text:style-name="P1"><text:span text:style-name="T1">Dan:</text:span></text:p>
              <text:p text:style-name="P1"><text:span text:style-name="T2">You can change these cells. </text:span></text:p>
              <text:p text:style-name="P1"><text:span text:style-name="T2"/></text:p>
            </office:annotation>
            <text:p>240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SIRED WATTAGE</text:p>
          </table:table-cell>
          <table:table-cell table:style-name="ce6" office:value-type="float" office:value="1766" calcext:value-type="float">
            <text:p>1766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MPERES (DO NOT EDIT)</text:p>
          </table:table-cell>
          <table:table-cell table:formula="of:=[.C3]/[.C2]" office:value-type="float" office:value="7.35833333333333" calcext:value-type="float">
            <text:p>7.35833333333333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1/Rt=4/Rx</text:p>
          </table:table-cell>
          <table:table-cell office:value-type="string" calcext:value-type="string">
            <text:p>4 equal elements</text:p>
          </table:table-cell>
        </table:table-row>
        <table:table-row table:style-name="ro2">
          <table:table-cell/>
          <table:table-cell office:value-type="string" calcext:value-type="string">
            <text:p>OHMS (DO NOT EDIT)</text:p>
          </table:table-cell>
          <table:table-cell table:formula="of:=([.C2]/[.C4])" office:value-type="float" office:value="32.6160815402039" calcext:value-type="float">
            <text:p>32.6160815402039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office:value-type="string" calcext:value-type="string">
            <text:p>1/Rt=1/R1+1/R2+1/R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IL DIAMETER</text:p>
          </table:table-cell>
          <table:table-cell table:style-name="ce6" office:value-type="float" office:value="0.375" calcext:value-type="float">
            <office:annotation draw:style-name="gr2" draw:text-style-name="P2" svg:width="110.35pt" svg:height="59.27pt" svg:x="318.33pt" svg:y="34.72pt" draw:caption-point-x="-11.54pt" draw:caption-point-y="32.54pt">
              <dc:date>2018-06-11T00:00:00</dc:date>
              <text:p text:style-name="P1"><text:span text:style-name="T1">Dan:</text:span></text:p>
              <text:p text:style-name="P1"><text:span text:style-name="T2">and this one</text:span></text:p>
              <text:p text:style-name="P1"><text:span text:style-name="T2"/></text:p>
            </office:annotation>
            <text:p>0.375</text:p>
          </table:table-cell>
          <table:table-cell office:value-type="string" calcext:value-type="string">
            <text:p>inches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retched length</text:p>
          </table:table-cell>
          <table:table-cell table:style-name="ce6" office:value-type="float" office:value="152" calcext:value-type="float">
            <text:p>152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=2d</text:p>
          </table:table-cell>
          <table:table-cell table:style-name="ce30" table:formula="of:=PRODUCT([.C7];0.5)" office:value-type="float" office:value="76" calcext:value-type="float">
            <text:p>76.0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=3d</text:p>
          </table:table-cell>
          <table:table-cell table:style-name="ce30" table:formula="of:=PRODUCT([.C7];0.333)" office:value-type="float" office:value="50.616" calcext:value-type="float">
            <text:p>50.6</text:p>
          </table:table-cell>
          <table:table-cell office:value-type="string" calcext:value-type="string">
            <text:p>inches</text:p>
          </table:table-cell>
          <table:table-cell table:number-columns-repeated="5"/>
          <table:table-cell table:style-name="ce5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8"/>
          <table:table-cell table:number-columns-repeated="6"/>
          <table:table-cell table:style-name="ce56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8"/>
          <table:table-cell/>
          <table:table-cell office:value-type="string" calcext:value-type="string">
            <text:p>S=3d</text:p>
          </table:table-cell>
          <table:table-cell table:number-columns-repeated="3"/>
          <table:table-cell office:value-type="string" calcext:value-type="string">
            <text:p>S=2d</text:p>
          </table:table-cell>
          <table:table-cell/>
          <table:table-cell table:style-name="ce56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ngth of wire e14 AWG</text:p>
          </table:table-cell>
          <table:table-cell table:style-name="ce7" table:formula="of:=[.C5]/[.D79]" office:value-type="float" office:value="153.055286439248" calcext:value-type="float">
            <text:p>153.06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office:value-type="float" office:value="101" calcext:value-type="float">
            <text:p>101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79])) * 3.141" office:value-type="float" office:value="0.7751988" calcext:value-type="float">
            <text:p>0.7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79]" office:value-type="float" office:value="15.600624024961" calcext:value-type="float">
            <text:p>15.60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14]*12" office:value-type="float" office:value="187.207488299532" calcext:value-type="float">
            <text:p>187.2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15]*[.C13])/12" office:value-type="float" office:value="12.0935850234009" calcext:value-type="float">
            <text:p>12.1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12]/[.C16]" office:value-type="float" office:value="12.6559069244635" calcext:value-type="float">
            <text:p>12.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17]*12" office:value-type="float" office:value="151.870883093562" calcext:value-type="float">
            <text:p>151.87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5"/>
          <table:table-cell table:style-name="ce10"/>
          <table:table-cell table:style-name="ce17" table:number-columns-repeated="2"/>
          <table:table-cell table:style-name="ce45"/>
          <table:table-cell table:style-name="ce49" table:number-columns-repeated="2"/>
          <table:table-cell table:style-name="ce20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15 AWG</text:p>
          </table:table-cell>
          <table:table-cell table:style-name="ce7" table:formula="of:=[.C5]/[.D80]" office:value-type="float" office:value="121.384747079285" calcext:value-type="float">
            <text:p>121.38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office:value-type="float" office:value="127" calcext:value-type="float">
            <text:p>127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80])) * 3.141" office:value-type="float" office:value="0.8191728" calcext:value-type="float">
            <text:p>0.8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80]" office:value-type="float" office:value="17.5131348511384" calcext:value-type="float">
            <text:p>17.5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21]*12" office:value-type="float" office:value="210.15761821366" calcext:value-type="float">
            <text:p>210.16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22]*[.C20])/12" office:value-type="float" office:value="14.3462837127846" calcext:value-type="float">
            <text:p>14.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19]/[.C23]" office:value-type="float" office:value="8.46105859255479" calcext:value-type="float">
            <text:p>8.5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24]*12" office:value-type="float" office:value="101.532703110657" calcext:value-type="float">
            <text:p>101.53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5"/>
          <table:table-cell table:style-name="ce10"/>
          <table:table-cell table:style-name="ce17" table:number-columns-repeated="2"/>
          <table:table-cell table:style-name="ce45"/>
          <table:table-cell table:style-name="ce49" table:number-columns-repeated="2"/>
          <table:table-cell table:style-name="ce20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16 AWG</text:p>
          </table:table-cell>
          <table:table-cell table:style-name="ce7" table:formula="of:=[.C5]/[.D81]" office:value-type="float" office:value="96.2694260336595" calcext:value-type="float">
            <text:p>96.27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office:value-type="float" office:value="160" calcext:value-type="float">
            <text:p>160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81])) * 3.141" office:value-type="float" office:value="0.8587494" calcext:value-type="float">
            <text:p>0.86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81]" office:value-type="float" office:value="19.6850393700787" calcext:value-type="float">
            <text:p>19.69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28]*12" office:value-type="float" office:value="236.220472440945" calcext:value-type="float">
            <text:p>236.22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29]*[.C27])/12" office:value-type="float" office:value="16.9045157480315" calcext:value-type="float">
            <text:p>16.9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26]/[.C30]" office:value-type="float" office:value="5.69489404302339" calcext:value-type="float">
            <text:p>5.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31]*12" office:value-type="float" office:value="68.3387285162806" calcext:value-type="float">
            <text:p>68.34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17 AWG</text:p>
          </table:table-cell>
          <table:table-cell table:style-name="ce7" table:formula="of:=[.C5]/[.D82]" office:value-type="float" office:value="76.3485054780053" calcext:value-type="float">
            <text:p>76.35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office:value-type="float" office:value="203" calcext:value-type="float">
            <text:p>203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- (2 *[.B82])) * 3.141" office:value-type="float" office:value="0.8933004" calcext:value-type="float">
            <text:p>0.89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82]" office:value-type="float" office:value="22.075055187638" calcext:value-type="float">
            <text:p>22.08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35]*12" office:value-type="float" office:value="264.900662251656" calcext:value-type="float">
            <text:p>264.90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36]*[.C34])/12" office:value-type="float" office:value="19.7196556291391" calcext:value-type="float">
            <text:p>19.7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33]/[.C37]" office:value-type="float" office:value="3.87169567835595" calcext:value-type="float">
            <text:p>3.9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38]*12" office:value-type="float" office:value="46.4603481402714" calcext:value-type="float">
            <text:p>46.4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18 AWG</text:p>
          </table:table-cell>
          <table:table-cell table:style-name="ce7" table:formula="of:=[.C5]/[.D83]" office:value-type="float" office:value="60.5459096718096" calcext:value-type="float">
            <text:p>60.55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office:value-type="float" office:value="255" calcext:value-type="float">
            <text:p>255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83])) * 3.141" office:value-type="float" office:value="0.9247104" calcext:value-type="float">
            <text:p>0.9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83]" office:value-type="float" office:value="24.8138957816377" calcext:value-type="float">
            <text:p>24.8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42]*12" office:value-type="float" office:value="297.766749379653" calcext:value-type="float">
            <text:p>297.77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43]*[.C41])/12" office:value-type="float" office:value="22.9456674937965" calcext:value-type="float">
            <text:p>22.95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8" table:formula="of:=[.C40]/[.C44]" office:value-type="float" office:value="2.63866412638371" calcext:value-type="float">
            <text:p>2.64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45]*12" office:value-type="float" office:value="31.6639695166045" calcext:value-type="float">
            <text:p>31.6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6"/>
          <table:table-cell table:style-name="ce35" table:number-columns-repeated="2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e20 AWG</text:p>
          </table:table-cell>
          <table:table-cell table:style-name="ce7" table:formula="of:=[.C5]/[.D84]" office:value-type="float" office:value="38.0762100632779" calcext:value-type="float">
            <text:p>38.08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office:value-type="float" office:value="406" calcext:value-type="float">
            <text:p>406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84])) * 3.141" office:value-type="float" office:value="0.976851" calcext:value-type="float">
            <text:p>0.9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84]" office:value-type="float" office:value="31.25" calcext:value-type="float">
            <text:p>31.25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49]*12" office:value-type="float" office:value="375" calcext:value-type="float">
            <text:p>375.00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50]*[.C48])/12" office:value-type="float" office:value="30.52659375" calcext:value-type="float">
            <text:p>30.5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13" table:formula="of:=[.C47]/[.C51]" office:value-type="float" office:value="1.24731276522714" calcext:value-type="float">
            <text:p>1.247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52]*12" office:value-type="float" office:value="14.9677531827256" calcext:value-type="float">
            <text:p>14.97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t16 AWG</text:p>
          </table:table-cell>
          <table:table-cell table:style-name="ce7" table:formula="of:=[.C5]/[.D76]" office:value-type="float" office:value="100.666918333963" calcext:value-type="float">
            <text:p>100.67</text:p>
          </table:table-cell>
          <table:table-cell table:style-name="ce15" office:value-type="string" calcext:value-type="string">
            <text:p>ft</text:p>
          </table:table-cell>
          <table:table-cell table:style-name="ce15"/>
          <table:table-cell table:style-name="ce44"/>
          <table:table-cell table:style-name="ce46" table:number-columns-repeated="2"/>
          <table:table-cell table:style-name="ce18"/>
          <table:table-cell office:value-type="float" office:value="159" calcext:value-type="float">
            <text:p>159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76])) * 3.141" office:value-type="float" office:value="0.8587494" calcext:value-type="float">
            <text:p>0.86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76]" office:value-type="float" office:value="19.6850393700787" calcext:value-type="float">
            <text:p>19.69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56]*12" office:value-type="float" office:value="236.220472440945" calcext:value-type="float">
            <text:p>236.22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9" table:formula="of:=([.C57]*[.C55])/12" office:value-type="float" office:value="16.9045157480315" calcext:value-type="float">
            <text:p>16.9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9" table:formula="of:=[.C54]/[.C58]" office:value-type="float" office:value="5.95503117832199" calcext:value-type="float">
            <text:p>6.0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59]*12" office:value-type="float" office:value="71.4603741398638" calcext:value-type="float">
            <text:p>71.46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t18 AWG</text:p>
          </table:table-cell>
          <table:table-cell table:style-name="ce7" table:formula="of:=[.C5]/[.D77]" office:value-type="float" office:value="63.3321971654444" calcext:value-type="float">
            <text:p>63.33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office:value-type="float" office:value="253" calcext:value-type="float">
            <text:p>253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77])) * 3.141" office:value-type="float" office:value="0.9247104" calcext:value-type="float">
            <text:p>0.92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77]" office:value-type="float" office:value="24.8138957816377" calcext:value-type="float">
            <text:p>24.81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63]*12" office:value-type="float" office:value="297.766749379653" calcext:value-type="float">
            <text:p>297.77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64]*[.C62])/12" office:value-type="float" office:value="22.9456674937965" calcext:value-type="float">
            <text:p>22.95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8" table:formula="of:=[.C61]/[.C65]" office:value-type="float" office:value="2.76009391239399" calcext:value-type="float">
            <text:p>2.76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66]*12" office:value-type="float" office:value="33.1211269487278" calcext:value-type="float">
            <text:p>33.12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/>
          <table:table-cell table:style-name="ce26"/>
          <table:table-cell table:style-name="ce36"/>
          <table:table-cell table:style-name="ce35" table:number-columns-repeated="2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Length of wire t20 AWG</text:p>
          </table:table-cell>
          <table:table-cell table:style-name="ce7" table:formula="of:=[.C5]/[.D78]" office:value-type="float" office:value="39.9217644310941" calcext:value-type="float">
            <text:p>39.92</text:p>
          </table:table-cell>
          <table:table-cell table:style-name="ce15" table:number-columns-repeated="2"/>
          <table:table-cell table:style-name="ce44"/>
          <table:table-cell table:style-name="ce46" table:number-columns-repeated="2"/>
          <table:table-cell table:style-name="ce18"/>
          <table:table-cell office:value-type="float" office:value="402" calcext:value-type="float">
            <text:p>402</text:p>
          </table:table-cell>
          <table:table-cell table:style-name="ce56" office:value-type="string" calcext:value-type="string">
            <text:p>ft/lb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length per coil turn</text:p>
          </table:table-cell>
          <table:table-cell table:style-name="ce8" table:formula="of:=([.C6] - (2 *[.B78])) * 3.141" office:value-type="float" office:value="0.976851" calcext:value-type="float">
            <text:p>0.98</text:p>
          </table:table-cell>
          <table:table-cell table:style-name="ce16" office:value-type="string" calcext:value-type="string">
            <text:p>in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inch</text:p>
          </table:table-cell>
          <table:table-cell table:style-name="ce8" table:formula="of:=1/[.B78]" office:value-type="float" office:value="31.25" calcext:value-type="float">
            <text:p>31.25</text:p>
          </table:table-cell>
          <table:table-cell table:style-name="ce16" office:value-type="string" calcext:value-type="string">
            <text:p>turns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Turns per foot</text:p>
          </table:table-cell>
          <table:table-cell table:style-name="ce8" table:formula="of:=[.C70]*12" office:value-type="float" office:value="375" calcext:value-type="float">
            <text:p>375.00</text:p>
          </table:table-cell>
          <table:table-cell table:style-name="ce16" table:number-columns-repeated="2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Wire per foot of element</text:p>
          </table:table-cell>
          <table:table-cell table:style-name="ce8" table:formula="of:=([.C71]*[.C69])/12" office:value-type="float" office:value="30.52659375" calcext:value-type="float">
            <text:p>30.53</text:p>
          </table:table-cell>
          <table:table-cell table:style-name="ce16" office:value-type="string" calcext:value-type="string">
            <text:p>ft</text:p>
          </table:table-cell>
          <table:table-cell table:style-name="ce16"/>
          <table:table-cell/>
          <table:table-cell table:style-name="ce47" table:number-columns-repeated="2"/>
          <table:table-cell table:style-name="ce19"/>
          <table:table-cell table:number-columns-repeated="5"/>
        </table:table-row>
        <table:table-row table:style-name="ro2">
          <table:table-cell/>
          <table:table-cell table:style-name="ce4" office:value-type="string" calcext:value-type="string">
            <text:p>Coil length</text:p>
          </table:table-cell>
          <table:table-cell table:style-name="ce13" table:formula="of:=[.C68]/[.C72]" office:value-type="float" office:value="1.30777003022468" calcext:value-type="float">
            <text:p>1.308</text:p>
          </table:table-cell>
          <table:table-cell table:style-name="ce16" office:value-type="string" calcext:value-type="string">
            <text:p>ft</text:p>
          </table:table-cell>
          <table:table-cell table:style-name="ce42" table:formula="of:=SUM([.C9])" office:value-type="float" office:value="50.616" calcext:value-type="float">
            <text:p>50.6</text:p>
          </table:table-cell>
          <table:table-cell office:value-type="string" calcext:value-type="string">
            <text:p>&lt;</text:p>
          </table:table-cell>
          <table:table-cell table:style-name="ce48" table:formula="of:=[.C73]*12" office:value-type="float" office:value="15.6932403626962" calcext:value-type="float">
            <text:p>15.69</text:p>
          </table:table-cell>
          <table:table-cell table:style-name="ce48" office:value-type="string" calcext:value-type="string">
            <text:p>&lt;</text:p>
          </table:table-cell>
          <table:table-cell table:style-name="ce53" table:formula="of:=SUM([.C8])" office:value-type="float" office:value="76" calcext:value-type="float">
            <text:p>76</text:p>
          </table:table-cell>
          <table:table-cell/>
          <table:table-cell table:style-name="ce57"/>
          <table:table-cell table:number-columns-repeated="3"/>
        </table:table-row>
        <table:table-row table:style-name="ro2">
          <table:table-cell/>
          <table:table-cell table:style-name="ce26"/>
          <table:table-cell table:style-name="ce35" table:number-columns-repeated="3"/>
          <table:table-cell table:style-name="ce45" table:number-columns-repeated="3"/>
          <table:table-cell table:style-name="ce55"/>
          <table:table-cell table:number-columns-repeated="5"/>
        </table:table-row>
        <table:table-row table:style-name="ro1">
          <table:table-cell table:style-name="ce1" office:value-type="string" calcext:value-type="string">
            <text:p>Gauge</text:p>
          </table:table-cell>
          <table:table-cell table:style-name="ce1" office:value-type="string" calcext:value-type="string">
            <text:p>dia (inch)</text:p>
          </table:table-cell>
          <table:table-cell table:style-name="ce1" office:value-type="string" calcext:value-type="string">
            <text:p>ft/lb</text:p>
          </table:table-cell>
          <table:table-cell table:style-name="ce1" office:value-type="string" calcext:value-type="string">
            <text:p>ohms/ft</text:p>
          </table:table-cell>
          <table:table-cell table:style-name="ce1"/>
          <table:table-cell/>
          <table:table-cell table:style-name="ce50" table:number-columns-repeated="2"/>
          <table:table-cell table:style-name="ce1"/>
          <table:table-cell table:number-columns-repeated="5"/>
        </table:table-row>
        <table:table-row table:style-name="ro2">
          <table:table-cell table:style-name="ce2" office:value-type="string" calcext:value-type="string">
            <text:p>t16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0.324" calcext:value-type="float">
            <text:p>0.324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t18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0.515" calcext:value-type="float">
            <text:p>0.515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t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0.817" calcext:value-type="float">
            <text:p>0.817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14</text:p>
          </table:table-cell>
          <table:table-cell table:style-name="ce2" office:value-type="float" office:value="0.0641" calcext:value-type="float">
            <text:p>0.064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0.2131" calcext:value-type="float">
            <text:p>0.2131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15</text:p>
          </table:table-cell>
          <table:table-cell table:style-name="ce27" office:value-type="float" office:value="0.0571" calcext:value-type="float">
            <text:p>0.0571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0.2687" calcext:value-type="float">
            <text:p>0.2687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16</text:p>
          </table:table-cell>
          <table:table-cell table:style-name="ce2" office:value-type="float" office:value="0.0508" calcext:value-type="float">
            <text:p>0.0508</text:p>
          </table:table-cell>
          <table:table-cell table:style-name="ce2" office:value-type="float" office:value="160" calcext:value-type="float">
            <text:p>160</text:p>
          </table:table-cell>
          <table:table-cell table:style-name="ce41" office:value-type="float" office:value="0.3388" calcext:value-type="float">
            <text:p>0.3388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17</text:p>
          </table:table-cell>
          <table:table-cell table:style-name="ce2" office:value-type="float" office:value="0.0453" calcext:value-type="float">
            <text:p>0.0453</text:p>
          </table:table-cell>
          <table:table-cell table:style-name="ce2" office:value-type="float" office:value="203" calcext:value-type="float">
            <text:p>203</text:p>
          </table:table-cell>
          <table:table-cell table:style-name="ce41" office:value-type="float" office:value="0.4272" calcext:value-type="float">
            <text:p>0.4272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18</text:p>
          </table:table-cell>
          <table:table-cell table:style-name="ce2" office:value-type="float" office:value="0.0403" calcext:value-type="float">
            <text:p>0.0403</text:p>
          </table:table-cell>
          <table:table-cell table:style-name="ce2" office:value-type="float" office:value="255" calcext:value-type="float">
            <text:p>255</text:p>
          </table:table-cell>
          <table:table-cell table:style-name="ce41" office:value-type="float" office:value="0.5387" calcext:value-type="float">
            <text:p>0.5387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e20</text:p>
          </table:table-cell>
          <table:table-cell table:style-name="ce2" office:value-type="float" office:value="0.032" calcext:value-type="float">
            <text:p>0.032</text:p>
          </table:table-cell>
          <table:table-cell table:style-name="ce2" office:value-type="float" office:value="406" calcext:value-type="float">
            <text:p>406</text:p>
          </table:table-cell>
          <table:table-cell table:style-name="ce41" office:value-type="float" office:value="0.8566" calcext:value-type="float">
            <text:p>0.8566</text:p>
          </table:table-cell>
          <table:table-cell table:number-columns-repeated="10"/>
        </table:table-row>
        <table:table-row table:style-name="ro2">
          <table:table-cell table:style-name="ce2" table:number-columns-repeated="4"/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https://temcoindustrial.com/temco-rw0126-kanthal-a1-wire-25-ft.ht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https://www.euclids.com/pdf/wire-tables.pdf</text:p>
          </table:table-cell>
          <table:table-cell table:number-columns-repeated="12"/>
        </table:table-row>
        <table:table-row table:style-name="ro2" table:number-rows-repeated="104848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0:09:27.334520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6:30:45.249453618</meta:creation-date>
    <dc:date>2018-06-12T13:43:08.637634512</dc:date>
    <meta:editing-duration>PT1H35M29S</meta:editing-duration>
    <meta:editing-cycles>9</meta:editing-cycles>
    <meta:generator>LibreOffice/6.0.4.2$Linux_X86_64 LibreOffice_project/00$Build-2</meta:generator>
    <meta:document-statistic meta:table-count="1" meta:cell-count="291" meta:object-count="0"/>
  </office:meta>
</office:document-meta>
</file>